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 presentation:presentation-page-layout-name="AL1T3">
        <draw:frame draw:style-name="standard" draw:layer="layout" svg:width="27.225cm" svg:height="19.923cm" svg:x="0.45cm" svg:y="0.52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meta:initial-creator>Chris Malley</meta:initial-creator>
    <meta:creation-date>2006-05-16T20:03:12</meta:creation-date>
    <dc:creator>Chris Malley</dc:creator>
    <dc:date>2006-05-23T08:35:13</dc:date>
    <dc:language>en-US</dc:language>
    <meta:editing-cycles>4</meta:editing-cycles>
    <meta:editing-duration>PT5M3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6.7999992370605pt" style:font-family-asian="Gothic" style:font-pitch-asian="variable" style:font-size-asian="36.7999992370605pt" style:font-family-complex="Lucidasans" style:font-pitch-complex="variable" style:font-size-complex="36.7999992370605pt"/>
    </style:style>
    <style:style style:name="ch3" style:family="chart">
      <style:graphic-properties draw:fill="none" draw:fill-image-width="0cm" draw:fill-image-height="0cm"/>
      <style:text-properties fo:font-family="Arial" style:font-family-generic="swiss" style:font-pitch="variable" fo:font-size="15.3999996185303pt" style:font-family-asian="Gothic" style:font-pitch-asian="variable" style:font-size-asian="16.7000007629395pt" style:font-family-complex="Lucidasans" style:font-pitch-complex="variable" style:font-size-complex="16.700000762939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23.1000003814697pt" style:font-family-asian="Gothic" style:font-pitch-asian="variable" style:font-size-asian="23.1000003814697pt" style:font-family-complex="Lucidasans" style:font-pitch-complex="variable" style:font-size-complex="23.100000381469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7" style:family="chart">
      <style:chart-properties chart:symbol-type="none" chart:data-label-number="value" chart:data-label-text="false" chart:data-label-symbol="false"/>
      <style:graphic-properties draw:fill-color="#e6ff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8" style:family="chart">
      <style:chart-properties chart:symbol-type="none" chart:data-label-number="value" chart:data-label-text="false" chart:data-label-symbol="false"/>
      <style:graphic-properties draw:fill-color="#dc23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9" style:family="chart">
      <style:chart-properties chart:symbol-type="none" chart:data-label-number="value" chart:data-label-text="false" chart:data-label-symbol="false"/>
      <style:graphic-properties draw:fill-color="#0080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10" style:family="chart">
      <style:chart-properties chart:symbol-type="none" chart:data-label-number="value" chart:data-label-text="false" chart:data-label-symbol="false"/>
      <style:graphic-properties draw:fill-color="#6b2394" draw:fill-image-width="0cm" draw:fill-image-height="0cm"/>
      <style:text-properties fo:font-family="Arial" style:font-family-generic="swiss" style:font-pitch="variable" fo:font-size="15.6999998092651pt" style:font-family-asian="Gothic" style:font-pitch-asian="variable" style:font-size-asian="15.6999998092651pt" style:font-family-complex="Lucidasans" style:font-pitch-complex="variable" style:font-size-complex="15.6999998092651pt"/>
    </style:style>
    <style:style style:name="ch11" style:family="chart">
      <style:chart-properties chart:symbol-type="none" chart:data-label-number="value" chart:data-label-text="false" chart:data-label-symbol="false"/>
      <style:graphic-properties draw:fill-color="#99ccff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27.226cm" svg:height="19.924cm" chart:class="chart:circle" chart:style-name="ch1">
        <chart:title svg:x="2.252cm" svg:y="0.162cm" chart:style-name="ch2">
          <text:p>Chris Malley's hours - May 1-22, 2006</text:p>
        </chart:title>
        <chart:legend chart:legend-position="end" svg:x="18.441cm" svg:y="7.534cm" chart:style-name="ch3"/>
        <chart:plot-area chart:style-name="ch4" svg:x="-1.077cm" svg:y="0.832cm" svg:width="21.119cm" svg:height="19.724cm">
          <chart:axis chart:dimension="y" chart:name="primary-y" chart:style-name="ch5">
            <chart:grid chart:class="major"/>
          </chart:axis>
          <chart:series chart:values-cell-range-address="local-table.B2:.B6" chart:label-cell-address="local-table.B1"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 </text:p>
              </table:table-cell>
            </table:table-row>
          </table:table-header-rows>
          <table:table-rows>
            <table:table-row>
              <table:table-cell office:value-type="string">
                <text:p>Bound States cod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ound States changes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Common Code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Quantum Tunnelin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isc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